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cm" style:rel-column-width="655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1b2" officeooo:paragraph-rsid="0011e1b2"/>
    </style:style>
    <style:style style:name="P2" style:family="paragraph" style:parent-style-name="Standard">
      <style:text-properties officeooo:rsid="0011e1b2" officeooo:paragraph-rsid="0014a8d0"/>
    </style:style>
    <style:style style:name="P3" style:family="paragraph" style:parent-style-name="Standard">
      <style:text-properties officeooo:rsid="0011e2e7" officeooo:paragraph-rsid="00133263"/>
    </style:style>
    <style:style style:name="P4" style:family="paragraph" style:parent-style-name="Standard">
      <style:text-properties officeooo:paragraph-rsid="0011e1b2"/>
    </style:style>
    <style:style style:name="P5" style:family="paragraph" style:parent-style-name="Standard">
      <style:text-properties officeooo:paragraph-rsid="0011e2e7"/>
    </style:style>
    <style:style style:name="P6" style:family="paragraph" style:parent-style-name="Standard">
      <style:text-properties officeooo:rsid="00139695" officeooo:paragraph-rsid="00139695"/>
    </style:style>
    <style:style style:name="P7" style:family="paragraph" style:parent-style-name="Standard">
      <style:text-properties officeooo:rsid="0014a8d0" officeooo:paragraph-rsid="0014a8d0"/>
    </style:style>
    <style:style style:name="P8" style:family="paragraph" style:parent-style-name="Standard">
      <style:text-properties officeooo:rsid="00158f74" officeooo:paragraph-rsid="00158f74"/>
    </style:style>
    <style:style style:name="P9" style:family="paragraph" style:parent-style-name="Table_20_Contents">
      <style:text-properties officeooo:rsid="0011e1b2" officeooo:paragraph-rsid="0011e1b2"/>
    </style:style>
    <style:style style:name="T1" style:family="text">
      <style:text-properties officeooo:rsid="0011e1b2"/>
    </style:style>
    <style:style style:name="T2" style:family="text">
      <style:text-properties style:font-name="sans-serif"/>
    </style:style>
    <style:style style:name="T3" style:family="text">
      <style:text-properties officeooo:rsid="0011e2e7"/>
    </style:style>
    <style:style style:name="T4" style:family="text">
      <style:text-properties officeooo:rsid="0013326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2.1</text:span> <text:span text:style-name="T2">Conception</text:span><text:line-break/><text:span text:style-name="T2">2.1.1</text:span> <text:span text:style-name="T2">Etat/Individu</text:span></text:p>
      <text:p text:style-name="P1">1)</text:p>
      <table:table table:name="Tableau1" table:style-name="Tableau1">
        <table:table-column table:style-name="Tableau1.A" table:number-columns-repeated="10"/>
        <table:table-row table:style-name="TableLine94512351001856">
          <table:table-cell table:style-name="Tableau1.A1" office:value-type="string">
            <text:p text:style-name="P9">T1</text:p>
          </table:table-cell>
          <table:table-cell table:style-name="Tableau1.A1" office:value-type="string">
            <text:p text:style-name="P9">T2</text:p>
          </table:table-cell>
          <table:table-cell table:style-name="Tableau1.A1" office:value-type="string">
            <text:p text:style-name="P9">T3</text:p>
          </table:table-cell>
          <table:table-cell table:style-name="Tableau1.A1" office:value-type="string">
            <text:p text:style-name="P9">T4</text:p>
          </table:table-cell>
          <table:table-cell table:style-name="Tableau1.A1" office:value-type="string">
            <text:p text:style-name="P9">T5</text:p>
          </table:table-cell>
          <table:table-cell table:style-name="Tableau1.A1" office:value-type="string">
            <text:p text:style-name="P9">T6</text:p>
          </table:table-cell>
          <table:table-cell table:style-name="Tableau1.A1" office:value-type="string">
            <text:p text:style-name="P9">T7</text:p>
          </table:table-cell>
          <table:table-cell table:style-name="Tableau1.A1" office:value-type="string">
            <text:p text:style-name="P9">T8</text:p>
          </table:table-cell>
          <table:table-cell table:style-name="Tableau1.A1" office:value-type="string">
            <text:p text:style-name="P9">T9</text:p>
          </table:table-cell>
          <table:table-cell table:style-name="Tableau1.J1" office:value-type="string">
            <text:p text:style-name="P9">T10</text:p>
          </table:table-cell>
        </table:table-row>
        <table:table-row table:style-name="TableLine94512351001856">
          <table:table-cell table:style-name="Tableau1.A2" office:value-type="string">
            <text:p text:style-name="P9">T11</text:p>
          </table:table-cell>
          <table:table-cell table:style-name="Tableau1.A2" office:value-type="string">
            <text:p text:style-name="P9">T12</text:p>
          </table:table-cell>
          <table:table-cell table:style-name="Tableau1.A2" office:value-type="string">
            <text:p text:style-name="P9">T13</text:p>
          </table:table-cell>
          <table:table-cell table:style-name="Tableau1.A2" office:value-type="string">
            <text:p text:style-name="P9">T14</text:p>
          </table:table-cell>
          <table:table-cell table:style-name="Tableau1.A2" office:value-type="string">
            <text:p text:style-name="P9">T15</text:p>
          </table:table-cell>
          <table:table-cell table:style-name="Tableau1.A2" office:value-type="string">
            <text:p text:style-name="P9">T16</text:p>
          </table:table-cell>
          <table:table-cell table:style-name="Tableau1.A2" office:value-type="string">
            <text:p text:style-name="P9">T17</text:p>
          </table:table-cell>
          <table:table-cell table:style-name="Tableau1.A2" office:value-type="string">
            <text:p text:style-name="P9">T18</text:p>
          </table:table-cell>
          <table:table-cell table:style-name="Tableau1.A2" office:value-type="string">
            <text:p text:style-name="P9">T19</text:p>
          </table:table-cell>
          <table:table-cell table:style-name="Tableau1.J2" office:value-type="string">
            <text:p text:style-name="P9">T20</text:p>
          </table:table-cell>
        </table:table-row>
        <table:table-row table:style-name="TableLine94512351001856">
          <table:table-cell table:style-name="Tableau1.A2" office:value-type="string">
            <text:p text:style-name="P9">T21</text:p>
          </table:table-cell>
          <table:table-cell table:style-name="Tableau1.A2" office:value-type="string">
            <text:p text:style-name="P9">T22</text:p>
          </table:table-cell>
          <table:table-cell table:style-name="Tableau1.A2" office:value-type="string">
            <text:p text:style-name="P9">T23</text:p>
          </table:table-cell>
          <table:table-cell table:style-name="Tableau1.A2" office:value-type="string">
            <text:p text:style-name="P9">T24</text:p>
          </table:table-cell>
          <table:table-cell table:style-name="Tableau1.A2" office:value-type="string">
            <text:p text:style-name="P9">T25</text:p>
          </table:table-cell>
          <table:table-cell table:style-name="Tableau1.A2" office:value-type="string">
            <text:p text:style-name="P9">T26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J2" office:value-type="string">
            <text:p text:style-name="Table_20_Contents"/>
          </table:table-cell>
        </table:table-row>
        <table:table-row table:style-name="TableLine9451235100185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J2" office:value-type="string">
            <text:p text:style-name="Table_20_Contents"/>
          </table:table-cell>
        </table:table-row>
      </table:table>
      <text:p text:style-name="P6">(optimal d’après notre hypothèse)</text:p>
      <text:p text:style-name="P1"/>
      <text:p text:style-name="P4"><text:span text:style-name="T1">O</text:span><text:span text:style-name="T3">n a donc 26 variables TLij </text:span></text:p>
      <text:p text:style-name="P5"><text:span text:style-name="T3">avec L € [1,26] représentant les 26 lettres de l’alphabet latin</text:span></text:p>
      <text:p text:style-name="P3">et <text:span text:style-name="T4">i </text:span>€ [1,4] représentant la ligne</text:p>
      <text:p text:style-name="P5"><text:span text:style-name="T3">et </text:span><text:span text:style-name="T4">j </text:span><text:span text:style-name="T3">€ [1,10] représentant la colonne</text:span></text:p>
      <text:p text:style-name="P5"/>
      <text:p text:style-name="P5"/>
      <text:p text:style-name="P1"/>
      <text:p text:style-name="P1"/>
      <text:p text:style-name="P2">2)</text:p>
      <text:p text:style-name="P2">L’espace de recherche correspond au nombre de configuration possible. Il y a 26 lettres à placer, ce qui fait 26! configurations possibles.</text:p>
      <text:p text:style-name="P1"/>
      <text:p text:style-name="P7">3)</text:p>
      <text:p text:style-name="P7">Fonction objective : pour une paire donnée dans un texte, calculer la distance ce ces deux lettres sur le clavier qu’on multiplier leur fréquence présent dans le fichier freqbigramme.txt.</text:p>
      <text:p text:style-name="P7"/>
      <text:p text:style-name="P8">Somme des résultats pour les paires obtenues pour trouver la meilleure optimisation.</text:p>
      <text:p text:style-name="P8"/>
      <text:p text:style-name="P8">4)</text:p>
      <text:p text:style-name="P8"><draw:frame draw:style-name="fr1" draw:name="Objet1" text:anchor-type="as-char" svg:y="-0.432cm" svg:width="2.305cm" svg:height="0.8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4:00:40.652550459</meta:creation-date>
    <meta:generator>LibreOffice/6.4.7.2$Linux_X86_64 LibreOffice_project/40$Build-2</meta:generator>
    <dc:date>2023-03-30T14:47:22.374965434</dc:date>
    <meta:editing-duration>PT25M46S</meta:editing-duration>
    <meta:editing-cycles>5</meta:editing-cycles>
    <meta:document-statistic meta:table-count="1" meta:image-count="0" meta:object-count="1" meta:page-count="1" meta:paragraph-count="40" meta:word-count="132" meta:character-count="716" meta:non-whitespace-character-count="622"/>
  </office:meta>
</office:document-meta>
</file>

<file path=Object 1/content.xml><?xml version="1.0" encoding="utf-8"?>
<math xmlns="http://www.w3.org/1998/Math/MathML" display="block">
  <semantics>
    <mrow>
      <munder>
        <mo stretchy="false">∑</mo>
        <mrow>
          <mrow>
            <mrow/>
            <mrow>
              <mn>1</mn>
              <mo stretchy="false">&gt;</mo>
              <mrow/>
            </mrow>
            <mrow>
              <mi mathvariant="normal">❑</mi>
              <mo stretchy="false">&gt;</mo>
              <mrow/>
              <mo stretchy="false">&lt;</mo>
              <mi>d</mi>
              <mo stretchy="false">&gt;</mo>
              <mrow/>
            </mrow>
          </mrow>
          <mrow/>
        </mrow>
      </munder>
      <mrow/>
    </mrow>
    <annotation encoding="StarMath 5.0">sum from{ &lt;1&gt; &lt;= &lt;?&gt; &gt;} &lt;d&gt; </annotation>
  </semantics>
</math>
</file>